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b20e0" officeooo:paragraph-rsid="000b20e0"/>
    </style:style>
    <style:style style:name="P2" style:family="paragraph" style:parent-style-name="Standard">
      <style:text-properties officeooo:rsid="00117b90" officeooo:paragraph-rsid="00117b90"/>
    </style:style>
    <style:style style:name="P3" style:family="paragraph" style:parent-style-name="Standard" style:list-style-name="L1">
      <style:text-properties officeooo:rsid="0009c20b" officeooo:paragraph-rsid="0009c20b"/>
    </style:style>
    <style:style style:name="P4" style:family="paragraph" style:parent-style-name="Standard" style:list-style-name="L1">
      <style:text-properties officeooo:rsid="00105641" officeooo:paragraph-rsid="00105641"/>
    </style:style>
    <style:style style:name="P5" style:family="paragraph" style:parent-style-name="Standard" style:list-style-name="L1">
      <style:text-properties officeooo:rsid="001079b1" officeooo:paragraph-rsid="001079b1"/>
    </style:style>
    <style:style style:name="P6" style:family="paragraph" style:parent-style-name="Standard" style:list-style-name="L1">
      <style:text-properties officeooo:rsid="000a4904" officeooo:paragraph-rsid="000a4904"/>
    </style:style>
    <style:style style:name="P7" style:family="paragraph" style:parent-style-name="Standard" style:list-style-name="L1">
      <style:text-properties officeooo:rsid="000b20e0" officeooo:paragraph-rsid="000b20e0"/>
    </style:style>
    <style:style style:name="P8" style:family="paragraph" style:parent-style-name="Standard">
      <style:text-properties officeooo:rsid="000b20e0" officeooo:paragraph-rsid="000b20e0"/>
    </style:style>
    <style:style style:name="P9" style:family="paragraph" style:parent-style-name="Standard" style:list-style-name="L1">
      <style:text-properties fo:color="#c9211e" officeooo:rsid="0009c20b" officeooo:paragraph-rsid="0009c20b"/>
    </style:style>
    <style:style style:name="P10" style:family="paragraph" style:parent-style-name="Standard" style:list-style-name="L1">
      <style:text-properties fo:color="#c9211e" officeooo:rsid="0014350a" officeooo:paragraph-rsid="0014350a"/>
    </style:style>
    <style:style style:name="P11" style:family="paragraph" style:parent-style-name="Standard" style:list-style-name="L1">
      <style:text-properties fo:color="#c9211e" officeooo:rsid="000c6cf1" officeooo:paragraph-rsid="000c6cf1"/>
    </style:style>
    <style:style style:name="P12" style:family="paragraph" style:parent-style-name="Standard" style:list-style-name="L1">
      <style:text-properties style:use-window-font-color="true" officeooo:rsid="0014350a" officeooo:paragraph-rsid="0014350a"/>
    </style:style>
    <style:style style:name="P13" style:family="paragraph" style:parent-style-name="Standard">
      <style:text-properties officeooo:rsid="00149b83" officeooo:paragraph-rsid="00149b83"/>
    </style:style>
    <style:style style:name="P14" style:family="paragraph" style:parent-style-name="Standard" style:list-style-name="L2">
      <style:text-properties officeooo:rsid="00149b83" officeooo:paragraph-rsid="00149b83"/>
    </style:style>
    <style:style style:name="P15" style:family="paragraph" style:parent-style-name="Standard" style:list-style-name="L2">
      <style:text-properties officeooo:rsid="00159b88" officeooo:paragraph-rsid="00159b88"/>
    </style:style>
    <style:style style:name="P16" style:family="paragraph" style:parent-style-name="Standard" style:list-style-name="L2">
      <style:text-properties officeooo:rsid="00161b38" officeooo:paragraph-rsid="00161b38"/>
    </style:style>
    <style:style style:name="P17" style:family="paragraph" style:parent-style-name="Standard" style:list-style-name="L2">
      <style:text-properties officeooo:rsid="0017035f" officeooo:paragraph-rsid="001703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903398539" text:style-name="L1">
        <text:list-item>
          <text:p text:style-name="P9">Create git repo</text:p>
        </text:list-item>
        <text:list-item>
          <text:p text:style-name="P3">Set up development stack</text:p>
          <text:list>
            <text:list-item>
              <text:p text:style-name="P9">React</text:p>
            </text:list-item>
            <text:list-item>
              <text:p text:style-name="P9">Node</text:p>
            </text:list-item>
            <text:list-item>
              <text:p text:style-name="P10">Express</text:p>
            </text:list-item>
            <text:list-item>
              <text:p text:style-name="P9">Mongo</text:p>
            </text:list-item>
            <text:list-item>
              <text:p text:style-name="P3">Redux</text:p>
            </text:list-item>
            <text:list-item>
              <text:p text:style-name="P3">Sass</text:p>
            </text:list-item>
            <text:list-item>
              <text:p text:style-name="P3">GraphQL</text:p>
            </text:list-item>
          </text:list>
        </text:list-item>
        <text:list-item>
          <text:p text:style-name="P3">Implement user profiles with authentication</text:p>
        </text:list-item>
        <text:list-item>
          <text:p text:style-name="P3">User object</text:p>
          <text:list>
            <text:list-item>
              <text:p text:style-name="P9">First name</text:p>
            </text:list-item>
            <text:list-item>
              <text:p text:style-name="P9">Last name</text:p>
            </text:list-item>
            <text:list-item>
              <text:p text:style-name="P9">Email</text:p>
            </text:list-item>
            <text:list-item>
              <text:p text:style-name="P9">Address</text:p>
              <text:list>
                <text:list-item>
                  <text:p text:style-name="P9">(use address api)</text:p>
                </text:list-item>
              </text:list>
            </text:list-item>
            <text:list-item>
              <text:p text:style-name="P9">Phone</text:p>
            </text:list-item>
          </text:list>
        </text:list-item>
        <text:list-item>
          <text:p text:style-name="P9">Watch object</text:p>
          <text:list>
            <text:list-item>
              <text:p text:style-name="P9">Brand</text:p>
            </text:list-item>
            <text:list-item>
              <text:p text:style-name="P9">Model</text:p>
            </text:list-item>
            <text:list-item>
              <text:p text:style-name="P10">Case</text:p>
            </text:list-item>
            <text:list-item>
              <text:p text:style-name="P10">Bracelet</text:p>
            </text:list-item>
            <text:list-item>
              <text:p text:style-name="P10">Dial</text:p>
            </text:list-item>
            <text:list-item>
              <text:p text:style-name="P10">Diameter</text:p>
            </text:list-item>
            <text:list-item>
              <text:p text:style-name="P10">Movement</text:p>
            </text:list-item>
            <text:list-item>
              <text:p text:style-name="P9">Price</text:p>
            </text:list-item>
            <text:list-item>
              <text:p text:style-name="P9">Description</text:p>
            </text:list-item>
            <text:list-item>
              <text:p text:style-name="P12">Complications</text:p>
            </text:list-item>
          </text:list>
        </text:list-item>
        <text:list-item>
          <text:p text:style-name="P3">Pages</text:p>
          <text:list>
            <text:list-item>
              <text:p text:style-name="P9">Home</text:p>
              <text:list>
                <text:list-item>
                  <text:p text:style-name="P11">Navbar</text:p>
                  <text:list>
                    <text:list-item>
                      <text:p text:style-name="P11">Home</text:p>
                    </text:list-item>
                    <text:list-item>
                      <text:p text:style-name="P11">About</text:p>
                    </text:list-item>
                    <text:list-item>
                      <text:p text:style-name="P11">Watches</text:p>
                    </text:list-item>
                    <text:list-item>
                      <text:p text:style-name="P11">Contact</text:p>
                    </text:list-item>
                    <text:list-item>
                      <text:p text:style-name="P11">Checkout</text:p>
                    </text:list-item>
                    <text:list-item>
                      <text:p text:style-name="P11">Sign In</text:p>
                    </text:list-item>
                  </text:list>
                </text:list-item>
                <text:list-item>
                  <text:p text:style-name="P11">SubNav</text:p>
                  <text:list>
                    <text:list-item>
                      <text:p text:style-name="P11">Rolex</text:p>
                    </text:list-item>
                    <text:list-item>
                      <text:p text:style-name="P11">Omega</text:p>
                    </text:list-item>
                    <text:list-item>
                      <text:p text:style-name="P11">Patek Philippe</text:p>
                    </text:list-item>
                    <text:list-item>
                      <text:p text:style-name="P11">Audemars Piguet</text:p>
                    </text:list-item>
                    <text:list-item>
                      <text:p text:style-name="P11">Other</text:p>
                    </text:list-item>
                  </text:list>
                </text:list-item>
                <text:list-item>
                  <text:p text:style-name="P11">Slideshow</text:p>
                </text:list-item>
                <text:list-item>
                  <text:p text:style-name="P11">Description</text:p>
                </text:list-item>
              </text:list>
            </text:list-item>
            <text:list-item>
              <text:p text:style-name="P3">About</text:p>
            </text:list-item>
            <text:list-item>
              <text:p text:style-name="P3"><text:soft-page-break/>Brand</text:p>
            </text:list-item>
            <text:list-item>
              <text:p text:style-name="P3">Product</text:p>
            </text:list-item>
            <text:list-item>
              <text:p text:style-name="P3">Contact</text:p>
            </text:list-item>
            <text:list-item>
              <text:p text:style-name="P3">Checkout</text:p>
            </text:list-item>
            <text:list-item>
              <text:p text:style-name="P3">Sign up (could use a popup)</text:p>
            </text:list-item>
            <text:list-item>
              <text:p text:style-name="P3">Sign in (could use a popup)</text:p>
            </text:list-item>
            <text:list-item>
              <text:p text:style-name="P4">404</text:p>
            </text:list-item>
            <text:list-item>
              <text:p text:style-name="P5">Admin (ensure uri cannot be accessed by unauthenticated users)</text:p>
            </text:list-item>
          </text:list>
        </text:list-item>
        <text:list-item>
          <text:p text:style-name="P6">Stock management</text:p>
          <text:list>
            <text:list-item>
              <text:p text:style-name="P6">Set watch to out of stock when sold</text:p>
            </text:list-item>
            <text:list-item>
              <text:p text:style-name="P6">Generate a report of sold watches</text:p>
            </text:list-item>
            <text:list-item>
              <text:p text:style-name="P7">Admin can set watches back to in stock</text:p>
            </text:list-item>
          </text:list>
        </text:list-item>
      </text:list>
      <text:p text:style-name="P1"/>
      <text:p text:style-name="P13">TODO</text:p>
      <text:list xml:id="list2159264568" text:style-name="L2">
        <text:list-item>
          <text:p text:style-name="P14">Redirect to newly selected model from Product page</text:p>
        </text:list-item>
        <text:list-item>
          <text:p text:style-name="P14">Style errors on Sign Up page</text:p>
        </text:list-item>
        <text:list-item>
          <text:p text:style-name="P14">Implement errors on Sign In page</text:p>
        </text:list-item>
        <text:list-item>
          <text:p text:style-name="P14">Implement add to cart and process sales</text:p>
        </text:list-item>
        <text:list-item>
          <text:p text:style-name="P14">Remove Admin button from non admins</text:p>
        </text:list-item>
        <text:list-item>
          <text:p text:style-name="P14">Implement complications</text:p>
        </text:list-item>
        <text:list-item>
          <text:p text:style-name="P15">Remove currently selected watch from the ‘Others by {brand}’ wrapper</text:p>
        </text:list-item>
        <text:list-item>
          <text:p text:style-name="P16">Display product by UUID instead of model because it won’t show more than one of the same model</text:p>
        </text:list-item>
        <text:list-item>
          <text:p text:style-name="P17">Get rid of the forms</text:p>
        </text:list-item>
      </text:list>
      <text:p text:style-name="P1"/>
      <text:p text:style-name="P2">Icon credits</text:p>
      <text:p text:style-name="P2">Icons made by &lt;a href="https://www.flaticon.com/authors/those-icons" title="Those Icons"&gt;Those Icons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2">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2">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2">Icons made by &lt;a href="https://www.flaticon.com/authors/bqlqn" title="bqlqn"&gt;bqlqn&lt;/a&gt; from &lt;a href="https://www.flaticon.com/" title="Flaticon"&gt; www.flaticon.com&lt;/a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1:50:48.654998059</meta:creation-date>
    <dc:date>2020-05-06T15:50:33.445108690</dc:date>
    <meta:editing-duration>PT17H14M10S</meta:editing-duration>
    <meta:editing-cycles>14</meta:editing-cycles>
    <meta:generator>LibreOffice/6.2.3.2$MacOSX_X86_64 LibreOffice_project/aecc05fe267cc68dde00352a451aa867b3b546ac</meta:generator>
    <meta:document-statistic meta:table-count="0" meta:image-count="0" meta:object-count="0" meta:page-count="2" meta:paragraph-count="73" meta:word-count="298" meta:character-count="1828" meta:non-whitespace-character-count="1670"/>
  </office:meta>
</office:document-meta>
</file>